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Une partie [d’une compagnie de policiers] pourrait être dissolu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lle a été dissoute : c’est l’amoral de l’histoir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Jean Bassoulet a été élu à l’humanité premier magistrat de la commune de Saint-Bom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 l’unanimité et à l’humain levé 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Six pièges à rats masqués dissimulés dans des buses ont été volés mercred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vec les rats musqués, faut-il prendre des gants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priorités : […] remplacer dans l’avenir des ampoules par des laid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Ou par des LED à l’état meuf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ertains s’inquiètent d’une volonté de germination des Ardenn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Germanisation ou pas, l’état-major s’est planté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affrontements frontaliers entre la Chine et l’Inde se déroulent toujours dans des régions montagneuses, à plusieurs dizaines de kilomètres d’altitud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elligérants, cessez le feu et prenez de la hauteur 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[a] venue [du Premier ministre] vient du constat de l’importance actuelle de l’épidémie de Corvidé-19 sur le territoire.»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En pleine épidémie de Covid-19, tel un corvidé (de la famille des corbeaux et autres pies), l’orateur s’est fait traiter de tous les noms d’oiseaux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anal Sport, Formule1. Grand prix de Syrie.»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Cela se passe en Styrie, une région d’Autriche : rien à voir avec la Formule Hun pratiquée par Assad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4H16M59S</meta:editing-duration>
    <meta:editing-cycles>21</meta:editing-cycles>
    <meta:generator>LibreOffice/6.0.7.3$Linux_X86_64 LibreOffice_project/00m0$Build-3</meta:generator>
    <dc:title>Vivid</dc:title>
    <dc:date>2020-07-16T12:42:30.632232138</dc:date>
    <meta:document-statistic meta:object-count="72"/>
  </office:meta>
</office:document-meta>
</file>